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f72" officeooo:paragraph-rsid="0018af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=&gt; envoyer un email phiphi pour lui rappeler que j'aimerais aller aux states dans n'importe quelle branche de la boite, si c'est en java ca me plait.</text:p>
      <text:p text:style-name="P1">Rappeler les dates (mi mars – debut avril <text:s/>→ <text:s/>fin septembre)</text:p>
      <text:p text:style-name="P1"/>
      <text:p text:style-name="P1"/>
      <text:p text:style-name="P1"/>
      <text:p text:style-name="P1">Lettre motiv pr phiphi</text:p>
      <text:p text:style-name="P1"/>
      <text:p text:style-name="P1">=&gt; j'ai besoin de faire un stage de 6mois, j'aime le java donc je veux pousser mes competences dans ce domaine, </text:p>
      <text:p text:style-name="P1">=&gt; je suis fan de l'etranger depuis mon année en suède</text:p>
      <text:p text:style-name="P1">=&gt; approfondir mon anglai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1:33:13.597694923</meta:creation-date>
    <dc:date>2014-08-25T11:37:22.072981164</dc:date>
    <meta:editing-duration>PT18S</meta:editing-duration>
    <meta:editing-cycles>1</meta:editing-cycles>
    <meta:document-statistic meta:table-count="0" meta:image-count="0" meta:object-count="0" meta:page-count="1" meta:paragraph-count="6" meta:word-count="77" meta:character-count="423" meta:non-whitespace-character-count="348"/>
    <meta:generator>LibreOffice/4.2.4.2$Linux_X86_64 LibreOffice_project/420m0$Build-2</meta:generator>
  </office:meta>
</office:document-meta>
</file>